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svg+xml" manifest:full-path="Pictures/100010C200000000000000005E9B903C.sv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tyle:font-pitch="variable"/>
    <style:font-face style:name="Raleway" svg:font-family="Raleway"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Raleway" fo:font-size="54pt" style:font-size-asian="54pt" style:font-size-complex="54pt"/>
    </style:style>
    <style:style style:name="T1" style:family="text">
      <style:text-properties style:font-name="Helvetica Neue"/>
    </style:style>
    <style:style style:name="T2" style:family="text">
      <style:text-properties style:font-name="Helvetica Neue" fo:font-weight="bold" style:font-weight-asian="bold" style:font-weight-complex="bold"/>
    </style:style>
    <style:style style:name="T3" style:family="text">
      <style:text-properties style:font-name="Helvetica Neu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0.041cm" svg:height="0.041cm" draw:z-index="0"><draw:image xlink:href="Pictures/100010C200000000000000005E9B903C.svg" xlink:type="simple" xlink:show="embed" xlink:actuate="onLoad"/></draw:frame><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P1"><text:span text:style-name="T5">Real</text:span><text:span text:style-name="T4">Home</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Sujet : </text:span></text:p>
      <text:p text:style-name="Standard"><text:span text:style-name="T3">RealHome</text:span><text:span text:style-name="T1"> est une agence immobilière. Cette agence possède des appartements sur Paris, Rennes Lyon ainsi que Bordeaux. Notre client souhaite un site vitrine contenant une page d'accueil, une page de contact, une page à propos, une page d'actualités ainsi que le détail de chaque actualité. Il souhaite également qu'on affiche ses propriétés ainsi que le détail de chacune d'entre elle. </text:span></text:p>
      <text:p text:style-name="Standard"><text:span text:style-name="T1"/></text:p>
      <text:p text:style-name="Standard"><text:span text:style-name="T1">Pour constituer les pages, veuillez suivre les psd ou les pdf pour ceux qui ne possèdent pas photoshop. </text:span></text:p>
      <text:p text:style-name="Standard"><text:span text:style-name="T1"/></text:p>
      <text:p text:style-name="Standard"><text:span text:style-name="T1">La typographie utilisée est la Raleway.</text:span></text:p>
      <text:p text:style-name="Standard"><text:span text:style-name="T1"/></text:p>
      <text:p text:style-name="Standard"><text:span text:style-name="T1">Vous trouverez en pièce jointe les PSD nécessaires ou les PDFS pour ceux qui n'ont pas photoshop. Essayez de reproduire au mieux les maquettes à partir de ce qui vous a été envoy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tyle:font-pitch="variable"/>
    <style:font-face style:name="Raleway" svg:font-family="Raleway"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15T21:30:29</meta:creation-date>
    <meta:document-statistic meta:table-count="0" meta:image-count="1" meta:object-count="0" meta:page-count="1" meta:paragraph-count="6" meta:word-count="120" meta:character-count="726"/>
    <dc:date>2019-01-15T21:48:01</dc:date>
    <meta:editing-duration>PT2M9S</meta:editing-duration>
    <meta:editing-cycles>1</meta:editing-cycles>
    <meta:generator>OpenOffice/4.1.6$Unix OpenOffice.org_project/416m1$Build-9790</meta:generator>
  </office:meta>
</office:document-meta>
</file>